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c26" officeooo:paragraph-rsid="000ecc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20:30:29.575199645</meta:creation-date>
    <dc:date>2022-02-04T20:31:07.045348073</dc:date>
    <meta:editing-duration>PT38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6.4.7.2$Linux_X86_64 LibreOffice_project/40$Build-2</meta:generator>
  </office:meta>
</office:document-meta>
</file>